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b5b" officeooo:paragraph-rsid="000f3b5b"/>
    </style:style>
    <style:style style:name="P2" style:family="paragraph" style:parent-style-name="Standard">
      <style:text-properties officeooo:rsid="001113d7" officeooo:paragraph-rsid="001113d7"/>
    </style:style>
    <style:style style:name="P3" style:family="paragraph" style:parent-style-name="Standard">
      <style:text-properties officeooo:rsid="0014aecf" officeooo:paragraph-rsid="0014aecf"/>
    </style:style>
    <style:style style:name="P4" style:family="paragraph" style:parent-style-name="Standard">
      <style:text-properties officeooo:rsid="0015d8e6" officeooo:paragraph-rsid="0015d8e6"/>
    </style:style>
    <style:style style:name="P5" style:family="paragraph" style:parent-style-name="Standard">
      <style:text-properties officeooo:rsid="0017b1ec" officeooo:paragraph-rsid="0017b1ec"/>
    </style:style>
    <style:style style:name="P6" style:family="paragraph" style:parent-style-name="Standard">
      <style:text-properties officeooo:rsid="0018eef6" officeooo:paragraph-rsid="0018eef6"/>
    </style:style>
    <style:style style:name="P7" style:family="paragraph" style:parent-style-name="Standard">
      <style:text-properties officeooo:rsid="0019fbd1" officeooo:paragraph-rsid="0019fbd1"/>
    </style:style>
    <style:style style:name="P8" style:family="paragraph" style:parent-style-name="Standard">
      <style:text-properties officeooo:rsid="001a7ab8" officeooo:paragraph-rsid="001a7ab8"/>
    </style:style>
    <style:style style:name="P9" style:family="paragraph" style:parent-style-name="Standard">
      <style:text-properties officeooo:rsid="001e5c89" officeooo:paragraph-rsid="001e5c89"/>
    </style:style>
    <style:style style:name="P10" style:family="paragraph" style:parent-style-name="Standard">
      <style:text-properties style:text-underline-style="solid" style:text-underline-width="auto" style:text-underline-color="font-color" officeooo:rsid="001e9bd7" officeooo:paragraph-rsid="001e9bd7"/>
    </style:style>
    <style:style style:name="P11" style:family="paragraph" style:parent-style-name="Standard">
      <style:text-properties style:text-underline-style="none" officeooo:rsid="001e9bd7" officeooo:paragraph-rsid="001e9bd7"/>
    </style:style>
    <style:style style:name="P12" style:family="paragraph" style:parent-style-name="Standard">
      <style:text-properties officeooo:rsid="001f9f09" officeooo:paragraph-rsid="001f9f09"/>
    </style:style>
    <style:style style:name="P13" style:family="paragraph" style:parent-style-name="Standard">
      <style:text-properties officeooo:rsid="00227d24" officeooo:paragraph-rsid="00227d24"/>
    </style:style>
    <style:style style:name="P14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15" style:family="paragraph" style:parent-style-name="Preformatted_20_Text">
      <style:text-properties officeooo:rsid="001abedb" officeooo:paragraph-rsid="00250c84"/>
    </style:style>
    <style:style style:name="P16" style:family="paragraph" style:parent-style-name="Standard">
      <style:text-properties officeooo:rsid="001c70cd" officeooo:paragraph-rsid="0026c07c"/>
    </style:style>
    <style:style style:name="P17" style:family="paragraph" style:parent-style-name="Standard">
      <style:text-properties officeooo:rsid="001c70cd" officeooo:paragraph-rsid="00311e02"/>
    </style:style>
    <style:style style:name="P18" style:family="paragraph" style:parent-style-name="Standard">
      <style:text-properties officeooo:rsid="00278ab2" officeooo:paragraph-rsid="00278ab2"/>
    </style:style>
    <style:style style:name="P19" style:family="paragraph" style:parent-style-name="Standard">
      <style:text-properties officeooo:rsid="0029e5bd" officeooo:paragraph-rsid="0029e5bd"/>
    </style:style>
    <style:style style:name="P20" style:family="paragraph" style:parent-style-name="Standard">
      <style:text-properties officeooo:rsid="002adb7d" officeooo:paragraph-rsid="002adb7d"/>
    </style:style>
    <style:style style:name="P21" style:family="paragraph" style:parent-style-name="Standard">
      <style:text-properties officeooo:rsid="002adb7d" officeooo:paragraph-rsid="002bda8b"/>
    </style:style>
    <style:style style:name="P22" style:family="paragraph" style:parent-style-name="Standard">
      <style:text-properties officeooo:rsid="002adb7d" officeooo:paragraph-rsid="002c7ba5"/>
    </style:style>
    <style:style style:name="P23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24" style:family="paragraph" style:parent-style-name="Standard">
      <style:text-properties officeooo:rsid="002c7ba5" officeooo:paragraph-rsid="002c7ba5"/>
    </style:style>
    <style:style style:name="P25" style:family="paragraph" style:parent-style-name="Standard">
      <style:text-properties officeooo:rsid="002f9172" officeooo:paragraph-rsid="002f9172"/>
    </style:style>
    <style:style style:name="P26" style:family="paragraph" style:parent-style-name="Standard">
      <style:text-properties officeooo:rsid="00315b1a" officeooo:paragraph-rsid="00315b1a"/>
    </style:style>
    <style:style style:name="P27" style:family="paragraph" style:parent-style-name="Standard">
      <style:text-properties officeooo:rsid="00227d24" officeooo:paragraph-rsid="00227d24"/>
    </style:style>
    <style:style style:name="P28" style:family="paragraph" style:parent-style-name="Standard">
      <style:text-properties officeooo:rsid="0032d357" officeooo:paragraph-rsid="0032d357"/>
    </style:style>
    <style:style style:name="P29" style:family="paragraph" style:parent-style-name="Standard">
      <style:text-properties officeooo:rsid="0032d357" officeooo:paragraph-rsid="0034ba8b"/>
    </style:style>
    <style:style style:name="P30" style:family="paragraph" style:parent-style-name="Standard">
      <style:text-properties officeooo:rsid="00361319" officeooo:paragraph-rsid="00361319"/>
    </style:style>
    <style:style style:name="P31" style:family="paragraph" style:parent-style-name="Standard">
      <style:text-properties style:text-underline-style="none" officeooo:rsid="00212e48" officeooo:paragraph-rsid="00212e48"/>
    </style:style>
    <style:style style:name="P32" style:family="paragraph" style:parent-style-name="Standard">
      <style:text-properties style:text-underline-style="none" officeooo:rsid="00363a50" officeooo:paragraph-rsid="00363a50"/>
    </style:style>
    <style:style style:name="P33" style:family="paragraph" style:parent-style-name="Standard">
      <style:text-properties style:text-underline-style="none" officeooo:rsid="001f2bcd" officeooo:paragraph-rsid="001e5c89"/>
    </style:style>
    <style:style style:name="P34" style:family="paragraph" style:parent-style-name="Standard">
      <style:text-properties style:text-underline-style="none" officeooo:rsid="003dcf77" officeooo:paragraph-rsid="003dcf77"/>
    </style:style>
    <style:style style:name="P35" style:family="paragraph" style:parent-style-name="Standard">
      <style:text-properties officeooo:rsid="0038feb9" officeooo:paragraph-rsid="003ae6cf"/>
    </style:style>
    <style:style style:name="P36" style:family="paragraph" style:parent-style-name="Standard">
      <style:text-properties officeooo:rsid="001113d7" officeooo:paragraph-rsid="001113d7"/>
    </style:style>
    <style:style style:name="P37" style:family="paragraph" style:parent-style-name="Standard">
      <style:text-properties officeooo:rsid="003ddad4" officeooo:paragraph-rsid="003ddad4"/>
    </style:style>
    <style:style style:name="P38" style:family="paragraph" style:parent-style-name="Standard">
      <style:text-properties officeooo:rsid="0040987b" officeooo:paragraph-rsid="0040987b"/>
    </style:style>
    <style:style style:name="P39" style:family="paragraph" style:parent-style-name="Standard">
      <style:text-properties officeooo:rsid="00431a96" officeooo:paragraph-rsid="00431a96"/>
    </style:style>
    <style:style style:name="P40" style:family="paragraph" style:parent-style-name="Preformatted_20_Text">
      <style:text-properties officeooo:rsid="001abedb" officeooo:paragraph-rsid="0026c07c"/>
    </style:style>
    <style:style style:name="P41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42" style:family="paragraph" style:parent-style-name="Preformatted_20_Text">
      <style:text-properties style:text-underline-style="none" officeooo:rsid="00212e48" officeooo:paragraph-rsid="001e5c89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fo:font-variant="normal" fo:text-transform="none" fo:color="#000000" fo:letter-spacing="normal" fo:font-style="normal" fo:font-weight="normal" officeooo:rsid="0026c07c"/>
    </style:style>
    <style:style style:name="T4" style:family="text">
      <style:text-properties officeooo:rsid="0022e5ff"/>
    </style:style>
    <style:style style:name="T5" style:family="text">
      <style:text-properties officeooo:rsid="0026c07c"/>
    </style:style>
    <style:style style:name="T6" style:family="text">
      <style:text-properties officeooo:rsid="0027f01e"/>
    </style:style>
    <style:style style:name="T7" style:family="text">
      <style:text-properties officeooo:rsid="0034ba8b"/>
    </style:style>
    <style:style style:name="T8" style:family="text">
      <style:text-properties officeooo:rsid="00374752"/>
    </style:style>
    <style:style style:name="T9" style:family="text">
      <style:text-properties officeooo:rsid="003ae6cf"/>
    </style:style>
    <style:style style:name="T10" style:family="text">
      <style:text-properties officeooo:rsid="0041e2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</text:p>
      <text:p text:style-name="P1"/>
      <text:p text:style-name="P2">PDF OCR python :</text:p>
      <text:p text:style-name="P2"><text:a xlink:type="simple" xlink:href="https://pypi.python.org/pypi/pypdfocr" text:style-name="Internet_20_link" text:visited-style-name="Visited_20_Internet_20_Link">https://pypi.python.org/pypi/pypdfocr</text:a></text:p>
      <text:p text:style-name="P37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10">(pdfminer not for python3)</text:span></text:p>
      <text:p text:style-name="P38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#</text:p>
      <text:p text:style-name="P38"/>
      <text:p text:style-name="P3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3">Python Excel :</text:p>
      <text:p text:style-name="P3">Lecture :</text:p>
      <text:p text:style-name="P3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5"><text:a xlink:type="simple" xlink:href="https://pypi.python.org/pypi/xlrd" text:style-name="Internet_20_link" text:visited-style-name="Visited_20_Internet_20_Link">https://pypi.python.org/pypi/xlrd</text:a></text:p>
      <text:p text:style-name="P6"><text:a xlink:type="simple" xlink:href="http://www.python-excel.org/" text:style-name="Internet_20_link" text:visited-style-name="Visited_20_Internet_20_Link">http://www.python-excel.org/</text:a></text:p>
      <text:p text:style-name="P12"><text:a xlink:type="simple" xlink:href="https://automatetheboringstuff.com/chapter12/" text:style-name="Internet_20_link" text:visited-style-name="Visited_20_Internet_20_Link">https://automatetheboringstuff.com/chapter12/</text:a></text:p>
      <text:p text:style-name="P13"><text:a xlink:type="simple" xlink:href="https://openpyxl.readthedocs.io/en/default/" text:style-name="Internet_20_link" text:visited-style-name="Visited_20_Internet_20_Link">https://openpyxl.readthedocs.io/en/default/</text:a></text:p>
      <text:p text:style-name="P13"/>
      <text:p text:style-name="P28">ihm :</text:p>
      <text:p text:style-name="P29">pyQt (qt designer +ui2py), tkinter (pygubu), <text:span text:style-name="T7">pygtk, wxpython</text:span></text:p>
      <text:p text:style-name="P20">qt designer + python → ihm :</text:p>
      <text:p text:style-name="P26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21">pour générer le script python exe de l'interface </text:p>
      <text:p text:style-name="P23">pyuic4 -x src/interf_qtcreator.ui -o src/interf_qtcreator.py</text:p>
      <text:p text:style-name="P24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22"/>
      <text:p text:style-name="P4">python windows</text:p>
      <text:p text:style-name="P4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4"><text:a xlink:type="simple" xlink:href="https://docs.python.org/2.7/" text:style-name="Internet_20_link" text:visited-style-name="Visited_20_Internet_20_Link">https://docs.python.org/2.7/</text:a></text:p>
      <text:p text:style-name="P7">+ crawler et machine learning</text:p>
      <text:p text:style-name="P7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7"/>
      <text:p text:style-name="P8">python exécutable</text:p>
      <text:p text:style-name="P8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8">→<text:span text:style-name="T6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gui-app-using-python</text:a></text:p>
      <text:p text:style-name="P19"><text:a xlink:type="simple" xlink:href="http://www.pyinstaller.org/" text:style-name="Internet_20_link" text:visited-style-name="Visited_20_Internet_20_Link">http://www.pyinstaller.org/</text:a></text:p>
      <text:p text:style-name="P19"/>
      <text:p text:style-name="P14">Librairies</text:p>
      <text:p text:style-name="P40"><text:span text:style-name="T3">(pip en sudo)</text:span></text:p>
      <text:p text:style-name="P40"><text:span text:style-name="T1">pip install </text:span>xlwt <text:span text:style-name="T4">(from ...</text:span> import Workbook<text:span text:style-name="T4">)</text:span></text:p>
      <text:p text:style-name="P15"><text:span text:style-name="T1">pip install </text:span>xlrd</text:p>
      <text:p text:style-name="P15"><text:span text:style-name="T1">pip install </text:span><text:span text:style-name="T2">openpyxl</text:span></text:p>
      <text:p text:style-name="P41">pip install pypdfocr</text:p>
      <text:p text:style-name="P17"><text:span text:style-name="T5">pip install enum</text:span></text:p>
      <text:p text:style-name="P25">sudo apt-get install pyqt4-dev-tools</text:p>
      <text:p text:style-name="P30">pip install textract →<text:span text:style-name="T8"> with error but working</text:span></text:p>
      <text:p text:style-name="P35">pip install pyPdf2</text:p>
      <text:p text:style-name="P35">pip install <text:span text:style-name="T9">tika</text:span></text:p>
      <text:p text:style-name="P39">untar pdfminer + python setup.py install</text:p>
      <text:p text:style-name="P16">cx_freeze ?</text:p>
      <text:p text:style-name="P9">Opencv ?</text:p>
      <text:p text:style-name="P42"/>
      <text:p text:style-name="P42"/>
      <text:p text:style-name="P42"/>
      <text:p text:style-name="P42"/>
      <text:p text:style-name="P31"/>
      <text:p text:style-name="P32">pdfocr :</text:p>
      <text:p text:style-name="P32">tesseract :</text:p>
      <text:p text:style-name="P32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32">from textract import process</text:p>
      <text:p text:style-name="P34">pyPdf2 (installed but not fou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09T17:19:36.078379626</dc:date>
    <meta:editing-duration>PT8H50M41S</meta:editing-duration>
    <meta:editing-cycles>48</meta:editing-cycles>
    <dc:creator>innopolis </dc:creator>
    <meta:document-statistic meta:table-count="0" meta:image-count="0" meta:object-count="0" meta:page-count="2" meta:paragraph-count="47" meta:word-count="141" meta:character-count="1915" meta:non-whitespace-character-count="1820"/>
  </office:meta>
</office:document-meta>
</file>